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Trimestre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LibelleMois</text:p>
          </table:table-cell>
        </table:table-row>
        <table:table-row table:style-name="ro1">
          <table:table-cell office:value-type="float" office:value="20230101" calcext:value-type="float">
            <text:p>2023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</table:table-row>
        <table:table-row table:style-name="ro1">
          <table:table-cell office:value-type="float" office:value="20230201" calcext:value-type="float">
            <text:p>2023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date" office:date-value="2023-02-01" calcext:value-type="date">
            <text:p>01/02/23</text:p>
          </table:table-cell>
        </table:table-row>
        <table:table-row table:style-name="ro1">
          <table:table-cell office:value-type="float" office:value="20230301" calcext:value-type="float">
            <text:p>20230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date" office:date-value="2023-03-01" calcext:value-type="date">
            <text:p>01/03/23</text:p>
          </table:table-cell>
        </table:table-row>
        <table:table-row table:style-name="ro1">
          <table:table-cell office:value-type="float" office:value="20230401" calcext:value-type="float">
            <text:p>202304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4-01" calcext:value-type="date">
            <text:p>01/04/23</text:p>
          </table:table-cell>
        </table:table-row>
        <table:table-row table:style-name="ro1">
          <table:table-cell office:value-type="float" office:value="20230501" calcext:value-type="float">
            <text:p>2023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office:value-type="date" office:date-value="2023-05-01" calcext:value-type="date">
            <text:p>01/05/23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office:value-type="date" office:date-value="2023-06-01" calcext:value-type="date">
            <text:p>01/06/23</text:p>
          </table:table-cell>
        </table:table-row>
        <table:table-row table:style-name="ro1">
          <table:table-cell office:value-type="float" office:value="20230701" calcext:value-type="float">
            <text:p>202307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office:value-type="date" office:date-value="2023-07-01" calcext:value-type="date">
            <text:p>01/07/23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date" office:date-value="2023-08-01" calcext:value-type="date">
            <text:p>01/08/23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36" calcext:value-type="float">
            <text:p>36</text:p>
          </table:table-cell>
          <table:table-cell office:value-type="date" office:date-value="2023-09-01" calcext:value-type="date">
            <text:p>01/09/23</text:p>
          </table:table-cell>
        </table:table-row>
        <table:table-row table:style-name="ro1">
          <table:table-cell office:value-type="float" office:value="20231001" calcext:value-type="float">
            <text:p>20231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date" office:date-value="2023-10-01" calcext:value-type="date">
            <text:p>01/10/23</text:p>
          </table:table-cell>
        </table:table-row>
        <table:table-row table:style-name="ro1">
          <table:table-cell office:value-type="float" office:value="20231101" calcext:value-type="float">
            <text:p>202311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office:value-type="date" office:date-value="2023-11-01" calcext:value-type="date">
            <text:p>01/11/23</text:p>
          </table:table-cell>
        </table:table-row>
        <table:table-row table:style-name="ro1">
          <table:table-cell office:value-type="float" office:value="20231201" calcext:value-type="float">
            <text:p>202312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float" office:value="49" calcext:value-type="float">
            <text:p>49</text:p>
          </table:table-cell>
          <table:table-cell office:value-type="date" office:date-value="2023-12-01" calcext:value-type="date">
            <text:p>01/12/23</text:p>
          </table:table-cell>
        </table:table-row>
        <table:table-row table:style-name="ro1">
          <table:table-cell office:value-type="float" office:value="20240101" calcext:value-type="float">
            <text:p>2024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</table:table-row>
        <table:table-row table:style-name="ro1">
          <table:table-cell office:value-type="float" office:value="20240102" calcext:value-type="float">
            <text:p>20240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</table:table-row>
        <table:table-row table:style-name="ro1">
          <table:table-cell office:value-type="float" office:value="20240103" calcext:value-type="float">
            <text:p>20240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</table:table-row>
        <table:table-row table:style-name="ro1">
          <table:table-cell office:value-type="float" office:value="20240115" calcext:value-type="float">
            <text:p>202401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</table:table-row>
        <table:table-row table:style-name="ro1">
          <table:table-cell office:value-type="float" office:value="20240201" calcext:value-type="float">
            <text:p>2024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date" office:date-value="2024-02-01" calcext:value-type="date">
            <text:p>01/02/24</text:p>
          </table:table-cell>
        </table:table-row>
        <table:table-row table:style-name="ro1">
          <table:table-cell office:value-type="float" office:value="20240215" calcext:value-type="float">
            <text:p>202402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</table:table-row>
        <table:table-row table:style-name="ro1">
          <table:table-cell office:value-type="float" office:value="20240301" calcext:value-type="float">
            <text:p>20240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date" office:date-value="2024-03-01" calcext:value-type="date">
            <text:p>01/03/24</text:p>
          </table:table-cell>
        </table:table-row>
        <table:table-row table:style-name="ro1">
          <table:table-cell office:value-type="float" office:value="20240315" calcext:value-type="float">
            <text:p>2024031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</table:table-row>
        <table:table-row table:style-name="ro1">
          <table:table-cell office:value-type="float" office:value="20240401" calcext:value-type="float">
            <text:p>202404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4-01" calcext:value-type="date">
            <text:p>01/04/24</text:p>
          </table:table-cell>
        </table:table-row>
        <table:table-row table:style-name="ro1">
          <table:table-cell office:value-type="float" office:value="20240415" calcext:value-type="float">
            <text:p>202404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024" calcext:value-type="float">
            <text:p>-2024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4-01" calcext:value-type="date">
            <text:p>01/04/24</text:p>
          </table:table-cell>
        </table:table-row>
        <table:table-row table:style-name="ro1">
          <table:table-cell office:value-type="float" office:value="20240501" calcext:value-type="float">
            <text:p>2024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office:value-type="date" office:date-value="2024-05-01" calcext:value-type="date">
            <text:p>01/05/24</text:p>
          </table:table-cell>
        </table:table-row>
        <table:table-row table:style-name="ro1">
          <table:table-cell office:value-type="float" office:value="20240515" calcext:value-type="float">
            <text:p>20240515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office:value-type="date" office:date-value="2024-05-01" calcext:value-type="date">
            <text:p>01/05/24</text:p>
          </table:table-cell>
        </table:table-row>
        <table:table-row table:style-name="ro1">
          <table:table-cell office:value-type="float" office:value="20240601" calcext:value-type="float">
            <text:p>202406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office:value-type="date" office:date-value="2024-06-01" calcext:value-type="date">
            <text:p>01/06/24</text:p>
          </table:table-cell>
        </table:table-row>
        <table:table-row table:style-name="ro1">
          <table:table-cell office:value-type="float" office:value="20240615" calcext:value-type="float">
            <text:p>202406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999" calcext:value-type="float">
            <text:p>999</text:p>
          </table:table-cell>
          <table:table-cell office:value-type="date" office:date-value="2024-06-01" calcext:value-type="date">
            <text:p>01/06/24</text:p>
          </table:table-cell>
        </table:table-row>
        <table:table-row table:style-name="ro1">
          <table:table-cell office:value-type="float" office:value="20240701" calcext:value-type="float">
            <text:p>202407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7-01" calcext:value-type="date">
            <text:p>01/07/24</text:p>
          </table:table-cell>
        </table:table-row>
        <table:table-row table:style-name="ro1">
          <table:table-cell office:value-type="float" office:value="20240715" calcext:value-type="float">
            <text:p>202407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7-01" calcext:value-type="date">
            <text:p>01/07/24</text:p>
          </table:table-cell>
        </table:table-row>
        <table:table-row table:style-name="ro1">
          <table:table-cell office:value-type="float" office:value="20240801" calcext:value-type="float">
            <text:p>202408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date" office:date-value="2024-08-01" calcext:value-type="date">
            <text:p>01/08/24</text:p>
          </table:table-cell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date" office:date-value="2024-08-01" calcext:value-type="date">
            <text:p>01/08/24</text:p>
          </table:table-cell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office:value-type="float" office:value="36" calcext:value-type="float">
            <text:p>36</text:p>
          </table:table-cell>
          <table:table-cell office:value-type="date" office:date-value="2024-09-01" calcext:value-type="date">
            <text:p>01/09/24</text:p>
          </table:table-cell>
        </table:table-row>
        <table:table-row table:style-name="ro1">
          <table:table-cell office:value-type="float" office:value="20240915" calcext:value-type="float">
            <text:p>2024091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0241001" calcext:value-type="float">
            <text:p>20241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40" calcext:value-type="float">
            <text:p>40</text:p>
          </table:table-cell>
          <table:table-cell office:value-type="date" office:date-value="2024-10-01" calcext:value-type="date">
            <text:p>01/10/24</text:p>
          </table:table-cell>
        </table:table-row>
        <table:table-row table:style-name="ro1">
          <table:table-cell office:value-type="float" office:value="20241015" calcext:value-type="float">
            <text:p>202410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10/2024??</text:p>
          </table:table-cell>
        </table:table-row>
        <table:table-row table:style-name="ro1">
          <table:table-cell office:value-type="float" office:value="20241101" calcext:value-type="float">
            <text:p>202411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date" office:date-value="2024-11-01" calcext:value-type="date">
            <text:p>01/11/24</text:p>
          </table:table-cell>
        </table:table-row>
        <table:table-row table:style-name="ro1">
          <table:table-cell office:value-type="float" office:value="20241201" calcext:value-type="float">
            <text:p>202412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49" calcext:value-type="float">
            <text:p>49</text:p>
          </table:table-cell>
          <table:table-cell office:value-type="date" office:date-value="2024-12-01" calcext:value-type="date">
            <text:p>01/12/24</text:p>
          </table:table-cell>
        </table:table-row>
        <table:table-row table:style-name="ro1">
          <table:table-cell office:value-type="float" office:value="20250101" calcext:value-type="float">
            <text:p>2025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date" office:date-value="2025-01-01" calcext:value-type="date">
            <text:p>01/01/25</text:p>
          </table:table-cell>
        </table:table-row>
        <table:table-row table:style-name="ro1">
          <table:table-cell office:value-type="float" office:value="20250201" calcext:value-type="float">
            <text:p>2025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5" calcext:value-type="float">
            <text:p>5</text:p>
          </table:table-cell>
          <table:table-cell office:value-type="date" office:date-value="2025-02-01" calcext:value-type="date">
            <text:p>01/02/25</text:p>
          </table:table-cell>
        </table:table-row>
        <table:table-row table:style-name="ro1">
          <table:table-cell office:value-type="float" office:value="20250301" calcext:value-type="float">
            <text:p>20250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9" calcext:value-type="float">
            <text:p>9</text:p>
          </table:table-cell>
          <table:table-cell office:value-type="date" office:date-value="2025-03-01" calcext:value-type="date">
            <text:p>01/03/25</text:p>
          </table:table-cell>
        </table:table-row>
        <table:table-row table:style-name="ro1">
          <table:table-cell office:value-type="float" office:value="20250401" calcext:value-type="float">
            <text:p>202504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4" calcext:value-type="float">
            <text:p>14</text:p>
          </table:table-cell>
          <table:table-cell office:value-type="date" office:date-value="2025-04-01" calcext:value-type="date">
            <text:p>01/04/25</text:p>
          </table:table-cell>
        </table:table-row>
        <table:table-row table:style-name="ro1">
          <table:table-cell office:value-type="float" office:value="20250501" calcext:value-type="float">
            <text:p>2025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8" calcext:value-type="float">
            <text:p>18</text:p>
          </table:table-cell>
          <table:table-cell office:value-type="date" office:date-value="2025-05-01" calcext:value-type="date">
            <text:p>01/05/25</text:p>
          </table:table-cell>
        </table:table-row>
        <table:table-row table:style-name="ro1">
          <table:table-cell office:value-type="float" office:value="20250601" calcext:value-type="float">
            <text:p>202506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2" calcext:value-type="float">
            <text:p>22</text:p>
          </table:table-cell>
          <table:table-cell office:value-type="date" office:date-value="2025-06-01" calcext:value-type="date">
            <text:p>01/06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46:17.005126300</meta:creation-date>
    <dc:date>2026-03-09T13:48:27.592536600</dc:date>
    <meta:editing-duration>PT2M10S</meta:editing-duration>
    <meta:editing-cycles>1</meta:editing-cycles>
    <meta:document-statistic meta:table-count="1" meta:cell-count="300" meta:object-count="0"/>
    <meta:generator>LibreOffice/26.2.0.3$Windows_X86_64 LibreOffice_project/620$Build-3</meta:generator>
  </office:meta>
</office:document-meta>
</file>